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PT Mono'" style:font-family-asian="'PT Mono'" style:font-family-complex="'PT Mono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PT Mono'" style:font-family-asian="'PT Mono'" style:font-family-complex="'PT Mono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PT Mono'" style:font-family-asian="'PT Mono'" style:font-family-complex="'PT Mono'" fo:background-color="transparent" style:use-window-font-color="true"/>
    </style:style>
    <style:style style:name="P1" style:family="paragraph">
      <style:paragraph-properties fo:line-height="100.00%" fo:text-align="justify"/>
    </style:style>
  </office:automatic-styles>
  <office:body>
    <office:text>
      <text:p text:style-name="P1"><text:span text:style-name="T1">Nombre del proyecto: LogService</text:span></text:p>
      <text:p text:style-name="P1"><text:span text:style-name="T2"/></text:p>
      <text:p text:style-name="P1"><text:span text:style-name="T3">Descripcion:</text:span></text:p>
      <text:p text:style-name="P1"><text:span text:style-name="T4"/></text:p>
      <text:p text:style-name="P1"><text:span text:style-name="T5">Proyecto que sera la base para el servicio de logs que queremos dar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